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sección desarrollada (≈800 palabras) manteniendo el enfoque biológico pero insinuando un nivel lógico y casi místico hacia el final:</text:p>
      <text:p text:style-name="Horizontal_20_Line"/>
      <text:h text:style-name="Heading_20_3" text:outline-level="3">6 - Limitación del ADN como memoria de solo lectura en el proceso de cálculo</text:h>
      <text:p text:style-name="Text_20_body">En el capítulo anterior comentamos cómo el ADN puede considerarse la memoria fundamental del sistema biológico. Contiene las instrucciones que permiten que un organismo exista, funcione y se reproduzca. Pero esta memoria tiene una característica esencial: es prácticamente inmutable. Una vez definida la secuencia genética, no puede modificarse directamente sin riesgo de alterar de manera irreversible la estabilidad del organismo.</text:p>
      <text:p text:style-name="Text_20_body">Esta inmutabilidad, que en apariencia podría verse como una limitación, en realidad garantiza la continuidad del sistema. Si la información almacenada en el ADN pudiera ser editada constantemente, el riesgo de corrupción o pérdida de coherencia sería altísimo, y la vida colapsaría con facilidad. Así, la naturaleza ha diseñado una estrategia fascinante: proteger los datos base mediante un formato de solo lectura, evitando que los procesos cotidianos de la célula alteren la información esencial para la supervivencia.</text:p>
      <text:p text:style-name="Text_20_body">Pero esta solución plantea una pregunta inevitable: <text:span text:style-name="Strong_20_Emphasis">¿cómo puede la vida procesar información y generar novedad si su memoria principal no puede ser reescrita?</text:span> En un computador tradicional, los resultados del cálculo se almacenan en memoria de lectura y escritura, permitiendo que el sistema evolucione su estado. Si el ADN no puede cumplir esta función, ¿dónde se guarda el resultado del proceso de cálculo que ocurre en cada acto reproductivo?</text:p>
      <text:p text:style-name="Text_20_body">La respuesta es sorprendente: en lugar de modificar la memoria original, la vida genera una nueva.<text:line-break/>Cada vez que ocurre la reproducción, el sistema biológico <text:span text:style-name="Strong_20_Emphasis">lee</text:span> la información contenida en el ADN del progenitor, <text:span text:style-name="Strong_20_Emphasis">la procesa</text:span> siguiendo reglas precisas y <text:span text:style-name="Strong_20_Emphasis">construye una nueva cadena de ADN</text:span>, correspondiente al descendiente. Esta nueva secuencia incluye tanto la información que asegura continuidad como las pequeñas modificaciones que permiten variación y cambio.</text:p>
      <text:p text:style-name="Text_20_body">Así, la vida resuelve de manera elegante el problema de la inmutabilidad: no necesita sobreescribir datos antiguos; simplemente crea nuevos. Cada organismo es, en esencia, una nueva versión del sistema, una iteración en un proceso continuo que jamás se detiene. La memoria original permanece intacta, preservando la estabilidad del individuo progenitor, mientras que la información procesada se materializa en una nueva estructura genética lista para iniciar su propio ciclo de existencia.</text:p>
      <text:p text:style-name="Text_20_body">Este mecanismo ofrece dos ventajas extraordinarias.<text:line-break/>Primero, garantiza que la información acumulada no se pierda; permanece resguardada en cada línea de descendencia, en cada organismo que forma parte de la trama evolutiva.<text:line-break/>Segundo, asegura que el sistema disponga de <text:span text:style-name="Strong_20_Emphasis">espacio ilimitado para almacenar nuevos estados</text:span>, ya que cada generación representa un incremento del registro total de información. La memoria de la vida, entonces, no es estática: se expande con cada nuevo individuo, con cada nueva variación que se incorpora al conjunto global de posibilidades.</text:p>
      <text:p text:style-name="Text_20_body"><text:soft-page-break/>Podríamos decir que la reproducción actúa como un mecanismo de actualización que opera fuera del marco de la memoria previa. En lugar de modificar un archivo original, crea una versión renovada, ajustada a las necesidades y experiencias adquiridas. Este modelo es, en cierto modo, más eficiente que cualquier sistema de almacenamiento artificial que conozcamos.</text:p>
      <text:p text:style-name="Text_20_body">Pero lo más fascinante surge al observar el proceso en su conjunto. Reproducción tras reproducción, la vida <text:span text:style-name="Strong_20_Emphasis">acumula información procesada</text:span>, no solo sobre cómo sostenerse, sino sobre cómo transformarse. La información se organiza, se ajusta, se perfecciona. Surge un patrón que se despliega generación tras generación, como si la naturaleza estuviera llevando a cabo un cálculo gigantesco y continuo, cuyo resultado nunca es definitivo, sino siempre provisional, listo para ser revisado y expandido.</text:p>
      <text:p text:style-name="Text_20_body">En este punto cabe preguntarse: ¿puede considerarse esto una forma de pensamiento?<text:line-break/>Si entendemos el pensamiento como un proceso que combina memoria, procesamiento de información y generación de resultados que influyen en acciones futuras, entonces la vida parece cumplir con estas condiciones. No se trata de un pensamiento consciente, al menos no en el sentido humano, pero sí de una forma de procesamiento lógico que opera en un nivel profundo, silencioso y constante.</text:p>
      <text:p text:style-name="Text_20_body">Aquí es donde la frontera entre lo biológico y lo filosófico comienza a difuminarse. Si cada acto de reproducción es, en esencia, una operación de cálculo que genera una nueva memoria y proyecta una nueva posibilidad, ¿no estamos ante un sistema que se analiza a sí mismo y aprende con el tiempo? ¿No podría interpretarse esto como un tipo de inteligencia que trasciende lo individual, un pensamiento que pertenece a la totalidad de la vida?</text:p>
      <text:p text:style-name="Text_20_body">Quizás la pregunta más inquietante no sea si la vida piensa, sino <text:span text:style-name="Strong_20_Emphasis">qué está pensando</text:span>. ¿Se trata de un proceso ciego, una secuencia interminable de transformaciones sin propósito final, o estamos ante algo más profundo, un diálogo interno del universo consigo mismo? La reproducción, entonces, no sería solo la base biológica de la existencia, sino también la puerta hacia un nivel abstracto donde información, forma y significado se entrelazan.</text:p>
      <text:p text:style-name="Text_20_body">En los próximos capítulos intentaremos acercarnos a esta idea, explorando simulaciones que nos permitan comprender cómo la vida podría estar “procesando” su propio destino.</text:p>
      <text:p text:style-name="Horizontal_20_Line"/>
      <text:p text:style-name="Text_20_body">¿Quieres que la siguiente sección se enfoque en <text:span text:style-name="Strong_20_Emphasis">cómo este “proceso de pensamiento biológico” se asemeja a un sistema lógico o computacional</text:span>, o prefieres mantener primero el tono filosófico y místico antes de introducir comparaciones con máquina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12:46:22.119000000</meta:creation-date>
    <dc:date>2025-08-31T12:53:07.310000000</dc:date>
    <meta:editing-duration>PT6M45S</meta:editing-duration>
    <meta:editing-cycles>1</meta:editing-cycles>
    <meta:document-statistic meta:table-count="0" meta:image-count="0" meta:object-count="0" meta:page-count="2" meta:paragraph-count="15" meta:word-count="872" meta:character-count="5760" meta:non-whitespace-character-count="4903"/>
    <meta:generator>LibreOffice/7.3.5.2$Windows_X86_64 LibreOffice_project/184fe81b8c8c30d8b5082578aee2fed2ea847c01</meta:generator>
  </office:meta>
</office:document-meta>
</file>